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ry</text:p>
      <text:p text:style-name="P1"/>
      <text:p text:style-name="P1">User: is a person who is registered in the database of the application. He has acces to all the functions of the program that involves the requiring of a taxi, shared or not. He also has the possibility to save a list of preferred locations, that he can automatically choose when the System require from him an adress as starting position or destination.</text:p>
      <text:p text:style-name="P1"/>
      <text:p text:style-name="P1">Guest: is a person who is using the application but is not registered in the database. He has acces only to the registration functions.</text:p>
      <text:p text:style-name="P1"/>
      <text:p text:style-name="P1">User Informations: all the information that concern a user; most of them have to be inserted during the registration (Name, Surname, tel. Number, e-mail, password), some of them can be inserted at any time after the registration (such as the personals locations) and others are assigned by the system (for example the number of blank-calls or the feedback).</text:p>
      <text:p text:style-name="P1"/>
      <text:p text:style-name="P1">Feedback: the feedback mesaures the reliability of a user. Is a simplereletion between the total number of calls and the number of blank calls that a user have made (so a feedback equals to 1 means that he never missed a call).</text:p>
      <text:p text:style-name="P1"/>
      <text:p text:style-name="P1">Basic User Informations: The informations that a taxi driver visualizes when he receive a call. They are: Name, Surname, Feedback, Telephone Number of the user.</text:p>
      <text:p text:style-name="P1"/>
      <text:p text:style-name="P1">Blank Call: we define Blank-call a call for a taxi where the client is not at the starting location when the taxi arrives with a maximum late of X minutes, or a call that the user cancel befor X minutes.</text:p>
      <text:p text:style-name="P1"/>
      <text:p text:style-name="P1">Missed Call: we define Missed-call a call for a taxi where the client is not at the starting location when the taxi arrives (X+1) or more minutes late.</text:p>
      <text:p text:style-name="P1"/>
      <text:p text:style-name="P1">Partner: someone who share a run with a user</text:p>
      <text:p text:style-name="P1"/>
      <text:p text:style-name="P1">Pick-up place: the Adress where a user asks a taxi to come</text:p>
      <text:p text:style-name="P1"/>
      <text:p text:style-name="P1">Taxi Driver: a registered </text:p>
      <text:p text:style-name="P1"/>
      <text:p text:style-name="P1"/>
      <text:p text:style-name="P1">Goals</text:p>
      <text:p text:style-name="P1"/>
      <text:p text:style-name="P1">A user should be able to:</text:p>
      <text:p text:style-name="P1"/>
      <text:p text:style-name="P1">Sign up to the system (starting as a guest)</text:p>
      <text:p text:style-name="P1">Log in to the system</text:p>
      <text:p text:style-name="P1">Modify his personal informations</text:p>
      <text:p text:style-name="P1">Call for a taxy that should pick him up asap</text:p>
      <text:p text:style-name="P1">Be informed by the system when a taxy driver accepts his call and of the estimated waiting time</text:p>
      <text:p text:style-name="P1"><text:soft-page-break/>Make a reservation for a taxy on specified date and time</text:p>
      <text:p text:style-name="P1">Give his avilability for sharing a run </text:p>
      <text:p text:style-name="P1">Add, modify or delete a personal location</text:p>
      <text:p text:style-name="P1"/>
      <text:p text:style-name="P1">A taxi driver should be able to:</text:p>
      <text:p text:style-name="P1"/>
      <text:p text:style-name="P1">accept or decline a call</text:p>
      <text:p text:style-name="P1">visualize the basic informations about the user who is making a call</text:p>
      <text:p text:style-name="P1">(visualize the price for a run)?</text:p>
      <text:p text:style-name="P1">Signal a blank call</text:p>
      <text:p text:style-name="P1"/>
      <text:p text:style-name="P1">The system should provide a fair management of the calls and efficient and essential communication between drivers and users.</text:p>
      <text:p text:style-name="P1"/>
      <text:p text:style-name="P1"/>
      <text:p text:style-name="P1"/>
      <text:p text:style-name="P1">Domain properties</text:p>
      <text:p text:style-name="P1"/>
      <text:p text:style-name="P1">- A taxi can always reach a pick-up place and the users can only choose destinations reachable (and in the controlled zones?)</text:p>
      <text:p text:style-name="P1">- A zone can't remain without at least one available taxi </text:p>
      <text:p text:style-name="P1">- A taxi driver that accepts a call will take it.</text:p>
      <text:p text:style-name="P1">- Gps informations and maps are always updated.</text:p>
      <text:p text:style-name="P1"/>
      <text:p text:style-name="P1"/>
      <text:p text:style-name="P1">Assumpions</text:p>
      <text:p text:style-name="P1"/>
      <text:p text:style-name="P1">-Two or more users can share a taxi only if their pick up place and destination are in the same zone.</text:p>
      <text:p text:style-name="P1"/>
      <text:p text:style-name="P1">- Registration of a person to the system</text:p>
      <text:p text:style-name="P1"><text:tab/>-the system has to provide a sign up functionality</text:p>
      <text:p text:style-name="P1"/>
      <text:p text:style-name="P1">- Modification of personal informations</text:p>
      <text:p text:style-name="P1"><text:tab/>-The system has to provide a function that allows a user to modify his personal information, except for the number of calls and blank calls</text:p>
      <text:p text:style-name="P1"/>
      <text:p text:style-name="P1">- Call for a taxi</text:p>
      <text:p text:style-name="P1"><text:tab/>-the system has to provide a function to call for a taxi</text:p>
      <text:p text:style-name="P1"><text:tab/>-the user should be able to visualize the estimated arrival time and confirm or not his call</text:p>
      <text:p text:style-name="P1"><text:tab/>-the system has to manage the number of calls and blank calls of every user</text:p>
      <text:p text:style-name="P1">- Make a reservation for a taxi to a specified date and time</text:p>
      <text:p text:style-name="P1"><text:tab/>-the system has to provide a function to allow a user to call for a taxi in a specified date and </text:p>
      <text:p text:style-name="P1"><text:tab/> time</text:p>
      <text:p text:style-name="P1"><text:tab/>-the system has to call for the taxi 10 minutes before the specified time</text:p>
      <text:p text:style-name="P1"/>
      <text:p text:style-name="P1"><text:soft-page-break/>- Give is avilability for sharing a run</text:p>
      <text:p text:style-name="P1"><text:tab/>-the system has to provide a function to allow a user to declare his avilability for a taxi <text:tab/>sharing</text:p>
      <text:p text:style-name="P1"><text:tab/>-the system has to search for other users in the same zone that wanna share a ride, and <text:tab/>automatically inform the interested users and the taxi driver; then, if they accepts, has to <text:tab/>calculate the cost of the ride.</text:p>
      <text:p text:style-name="P1"/>
      <text:p text:style-name="P1">- Create, modify delete personal location</text:p>
      <text:p text:style-name="P1"><text:tab/>-The system must provide a function to allow a user to create a new personal location</text:p>
      <text:p text:style-name="P1"><text:tab/>-The system has to provide a function to allow a user to modify a personal location</text:p>
      <text:p text:style-name="P1"><text:tab/>-The system has to provide a function to allow a user to delete a personal location.</text:p>
      <text:p text:style-name="P1"/>
      <text:p text:style-name="P1">-Visualization of ride information</text:p>
      <text:p text:style-name="P1"><text:tab/>-the system has to provide a function that allows a user to visualize the informations about his actual ride (basicaly the cost calculated by the taximeter)</text:p>
      <text:p text:style-name="P1"/>
      <text:p text:style-name="P1"/>
      <text:p text:style-name="P1">-Accept or decline a call</text:p>
      <text:p text:style-name="P1"><text:tab/>-The system has to forward the calls to the first taxi of the queue</text:p>
      <text:p text:style-name="P1"><text:tab/>-The system has to provide a function to allow a taxi driver to accept or decline a call when he receives it</text:p>
      <text:p text:style-name="P1"><text:tab/>-If a call is declined, the system has to move the taxi driver that declined it at the end of the queue and send the call to the new firts in the queue</text:p>
      <text:p text:style-name="P1"/>
      <text:p text:style-name="P1">-Visualize the basic informations about a user who is making a call</text:p>
      <text:p text:style-name="P1"><text:tab/>- the system has to provide a function to allow a taxi driver to visualize the basic informations of a user that is making a call</text:p>
      <text:p text:style-name="P1"/>
      <text:p text:style-name="P1">-Signal a blank call</text:p>
      <text:p text:style-name="P1"><text:tab/>-the system has to provide a function to allow a taxi driver to signal a blank call</text:p>
      <text:p text:style-name="P1"><text:tab/>-the system has to put the taxi back in te queue and update the blank_calls attribute of the user</text:p>
      <text:p text:style-name="P1"/>
      <text:p text:style-name="P1"/>
      <text:p text:style-name="P1"/>
      <text:p text:style-name="P1"/>
      <text:p text:style-name="P1"/>
      <text:p text:style-name="P1"/>
      <text:p text:style-name="P1"/>
      <text:p text:style-name="P1"/>
      <text:p text:style-name="P1">Functional requirements</text:p>
      <text:p text:style-name="P1"/>
      <text:p text:style-name="P1">Guest : he can</text:p>
      <text:p text:style-name="P1"><text:tab/>sign up</text:p>
      <text:p text:style-name="P1"><text:soft-page-break/></text:p>
      <text:p text:style-name="P1">User: he can</text:p>
      <text:p text:style-name="P1"><text:tab/>log in</text:p>
      <text:p text:style-name="P1"><text:tab/>log out</text:p>
      <text:p text:style-name="P1"><text:tab/>modify his personal information except for the number of calls and blank calls</text:p>
      <text:p text:style-name="P1"><text:tab/>Create a new personal location</text:p>
      <text:p text:style-name="P1"><text:tab/>modify an existing personal location</text:p>
      <text:p text:style-name="P1"><text:tab/>Delete an existing personal location</text:p>
      <text:p text:style-name="P1"><text:tab/>Do an immediate call for a taxi (shared or not)</text:p>
      <text:p text:style-name="P1"><text:tab/>Do a delayed call for a taxy</text:p>
      <text:p text:style-name="P1"><text:tab/>Visualize the ride informations</text:p>
      <text:p text:style-name="P1"/>
      <text:p text:style-name="P1">Taxi driver : he can</text:p>
      <text:p text:style-name="P1"><text:tab/>receive notifications for the calls</text:p>
      <text:p text:style-name="P1"><text:tab/>Visualize the basic information of a user that is making a call</text:p>
      <text:p text:style-name="P1"><text:tab/>accept a call</text:p>
      <text:p text:style-name="P1"><text:tab/>decline a call</text:p>
      <text:p text:style-name="P1"><text:tab/>signal a blank call<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9T10:49:33.866863761</meta:creation-date>
    <dc:date>2015-12-04T10:51:09.21</dc:date>
    <meta:editing-duration>PT6M36S</meta:editing-duration>
    <meta:editing-cycles>7</meta:editing-cycles>
    <meta:generator>OpenOffice/4.1.1$Win32 OpenOffice.org_project/411m6$Build-9775</meta:generator>
    <meta:document-statistic meta:table-count="0" meta:image-count="0" meta:object-count="0" meta:page-count="4" meta:paragraph-count="83" meta:word-count="1056" meta:character-count="5712"/>
  </office:meta>
</office:document-meta>
</file>